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11" style:family="table-column">
      <style:table-column-properties fo:break-before="auto" style:column-width="17.74pt"/>
    </style:style>
    <style:style style:name="co10" style:family="table-column">
      <style:table-column-properties fo:break-before="auto" style:column-width="82.09pt"/>
    </style:style>
    <style:style style:name="co12" style:family="table-column">
      <style:table-column-properties fo:break-before="auto" style:column-width="31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4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1"/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5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ode segment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ddr, hex</text:p>
          </table:table-cell>
          <table:table-cell/>
          <table:table-cell table:style-name="ce1" office:value-type="string" calcext:value-type="string">
            <text:p>size, pages</text:p>
          </table:table-cell>
          <table:table-cell table:style-name="ce1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17c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addr, hex</text:p>
          </table:table-cell>
          <table:table-cell/>
          <table:table-cell table:style-name="ce1" office:value-type="string" calcext:value-type="string">
            <text:p>size, pages</text:p>
          </table:table-cell>
          <table:table-cell table:style-name="ce1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07ff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test basic prg in CBMPrgStudi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4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5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5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3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Subroutines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addr, hex</text:p>
          </table:table-cell>
          <table:table-cell table:style-name="ce1" office:value-type="string" calcext:value-type="string">
            <text:p>addr, dec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480" calcext:value-type="float">
            <text:p>20480</text:p>
          </table:table-cell>
          <table:table-cell table:style-name="ce10" office:value-type="string" calcext:value-type="string">
            <text:p>IH</text:p>
          </table:table-cell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20488" calcext:value-type="float">
            <text:p>20488</text:p>
          </table:table-cell>
          <table:table-cell table:style-name="ce10" office:value-type="string" calcext:value-type="string">
            <text:p>SC</text:p>
          </table:table-cell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0496" calcext:value-type="float">
            <text:p>20496</text:p>
          </table:table-cell>
          <table:table-cell table:style-name="ce10" office:value-type="string" calcext:value-type="string">
            <text:p>IA</text:p>
          </table:table-cell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20504" calcext:value-type="float">
            <text:p>20504</text:p>
          </table:table-cell>
          <table:table-cell table:style-name="ce10" office:value-type="string" calcext:value-type="string">
            <text:p>HC</text:p>
          </table:table-cell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ddr, dec</text:p>
          </table:table-cell>
          <table:table-cell table:style-name="ce1" office:value-type="string" calcext:value-type="string">
            <text:p>basic access</text:p>
          </table:table-cell>
          <table:table-cell table:style-name="ce1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tart addr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#pages</text:p>
          </table:table-cell>
          <table:table-cell table:style-name="ce1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rnal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4" office:value-type="string" calcext:value-type="string">
            <text:p>offset</text:p>
          </table:table-cell>
          <table:table-cell table:style-name="ce34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row1</text:p>
          </table:table-cell>
          <table:table-cell table:style-name="ce1" office:value-type="string" calcext:value-type="string">
            <text:p>row2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1" office:value-type="string" calcext:value-type="string">
            <text:p>row1</text:p>
          </table:table-cell>
          <table:table-cell table:style-name="ce1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10" table:default-cell-style-name="ce38"/>
        <table:table-column table:style-name="co1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4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4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$DD00</text:p>
          </table:table-cell>
          <table:table-cell table:style-name="ce34"/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Bits, 6502 Address Bus</text:p>
          </table:table-cell>
          <table:table-cell table:style-name="ce34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4" office:value-type="string" calcext:value-type="string">
            <text:p>Hires Screen Base</text:p>
          </table:table-cell>
          <table:table-cell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4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4" office:value-type="string" calcext:value-type="string">
            <text:p>$d018</text:p>
          </table:table-cell>
          <table:table-cell table:style-name="ce34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4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4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38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0/00/0000</text:date>, <text:time style:data-style-name="N2" text:time-value="18:33:24.4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04T00:42:56.467000000</dc:date>
    <meta:editing-duration>P15DT11H2M44S</meta:editing-duration>
    <meta:editing-cycles>37</meta:editing-cycles>
    <meta:document-statistic meta:table-count="8" meta:cell-count="1104" meta:object-count="0"/>
  </office:meta>
</office:document-meta>
</file>